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safeAsCSV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2.424cm"/>
    </style:style>
    <style:style style:name="co3" style:family="table-column">
      <style:table-column-properties fo:break-before="auto" style:column-width="2.205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0.416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738cm" fo:break-before="auto" style:use-optimal-row-height="true"/>
    </style:style>
    <style:style style:name="ro5" style:family="table-row">
      <style:table-row-properties style:row-height="2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e6e6e6" style:cell-protect="protected" style:print-content="tru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3" style:family="table-cell" style:parent-style-name="Default">
      <style:table-cell-properties style:cell-protect="protected" style:print-content="true"/>
    </style:style>
    <style:style style:name="ce4" style:family="table-cell" style:parent-style-name="Default" style:data-style-name="N119">
      <style:table-cell-properties style:cell-protect="protected" style:print-content="true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cell-protect="protected" style:print-content="true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e6e6e6" style:cell-protect="protected" style:print-content="true" fo:wrap-option="no-wrap"/>
      <style:text-properties style:font-name="Courier New" fo:font-size="10.5pt"/>
    </style:style>
    <style:style style:name="ce7" style:family="table-cell" style:parent-style-name="Default" style:data-style-name="N100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cell-protect="protected" style:print-content="true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119">
      <style:table-cell-properties fo:background-color="#cfe7f5" style:cell-protect="none" style:print-content="true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1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3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 style:data-style-name="N1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 style:data-style-name="N11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6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none"/>
      <style:paragraph-properties fo:text-align="center" fo:margin-left="0cm"/>
    </style:style>
    <style:style style:name="ce19" style:family="table-cell" style:parent-style-name="Default" style:data-style-name="N100">
      <style:table-cell-properties fo:border-bottom="0.06pt solid #000000" fo:background-color="#cfe7f5" style:cell-protect="none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P1" style:family="paragraph">
      <style:paragraph-properties fo:text-align="center"/>
    </style:style>
    <style:style style:name="T1" style:family="text">
      <style:text-properties style:font-name="Courier New" style:font-name-asian="WenQuanYi Micro Hei" style:font-name-complex=""/>
    </style:style>
  </office:automatic-styles>
  <office:body>
    <office:spreadsheet>
      <table:content-validations>
        <table:content-validation table:name="val1" table:condition="of:cell-content-is-in-list(&quot;S1: A(i+1)&quot;;&quot;S1: A(i)&quot;;&quot;S1: B(i)&quot;;&quot;S2: C(i+1)&quot;;&quot;S2: C(i+2)&quot;;&quot;S3: B(i)&quot;;&quot;S3: C(i-1)&quot;)" table:allow-empty-cell="false" table:display-list="unsorted" table:base-cell-address="Sheet1.B5">
          <table:error-message table:message-type="stop" table:display="true"/>
        </table:content-validation>
        <table:content-validation table:name="val2" table:condition="of:cell-content-is-in-list(&quot;S1: B(i-1,j+1)&quot;;&quot;S1: B(i,j+2)&quot;;&quot;S1: A(i,j+1)&quot;;&quot;S2: A(i,j+1)&quot;;&quot;S2: A(i,j)&quot;;&quot;S2: B(i+1,j)&quot;)" table:allow-empty-cell="false" table:display-list="unsorted" table:base-cell-address="Sheet1.B16">
          <table:error-message table:message-type="stop" table:display="true"/>
        </table:content-validation>
        <table:content-validation table:name="val3" table:condition="of:cell-content-is-in-list(&quot;S1: B(2*i,j)&quot;;&quot;S1: A(i,3-j)&quot;;&quot;S2: A(i,j)&quot;;&quot;S2: B(i+2,j+1)&quot;)" table:allow-empty-cell="false" table:display-list="unsorted" table:base-cell-address="Sheet1.B27">
          <table:error-message table:message-type="stop" table:display="true"/>
        </table:content-validation>
        <table:content-validation table:name="val4" table:condition="of:cell-content-is-in-list(&quot;Loop carried&quot;;&quot;Independent&quot;)" table:allow-empty-cell="false" table:display-list="sorted-ascending" table:base-cell-address="Sheet1.D16">
          <table:error-message table:message-type="stop" table:display="true"/>
        </table:content-validation>
        <table:content-validation table:name="val5" table:condition="of:cell-content-is-in-list(&quot;True dependence&quot;;&quot;Antidependence&quot;;&quot;Output Dependence&quot;)" table:allow-empty-cell="false" table:display-list="sorted-ascending" table:base-cell-address="Sheet1.C7"/>
        <table:content-validation table:name="val6" table:condition="of:cell-content-is-whole-number() and cell-content-is-between(-10,10)" table:allow-empty-cell="false" table:base-cell-address="Sheet1.E7">
          <table:error-message table:message-type="warning" table:display="true"/>
        </table:content-validation>
        <table:content-validation table:name="val7" table:condition="of:cell-content-is-in-list(&quot;=&quot;;&quot;&lt;&quot;;&quot;&gt;&quot;)" table:allow-empty-cell="true" table:display-list="sorted-ascending" table:base-cell-address="Sheet1.J12"/>
      </table:content-validations>
      <table:table table:name="Sheet1" table:style-name="ta1" table:protected="true" table:protection-key="v9n6/qbd3Xe3/K/UIN2EvWz+TpE=" table:protection-key-digest-algorithm="http://www.w3.org/2000/09/xmldsig#sha1" table:print-ranges="Sheet1.B5:Sheet1.B10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SaveAsCSV" form:control-implementation="ooo:com.sun.star.form.component.CommandButton" xml:id="control1" form:id="control1" form:label="Save as CSV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safeAsCSV.safe?language=Basic&amp;location=document" xlink:type="simple"/>
              </office:event-listeners>
            </form:button>
          </form:form>
        </office:forms>
        <table:shapes>
          <draw:control draw:z-index="0" draw:name="SaveAsCSV" draw:text-style-name="P1" svg:width="5.218cm" svg:height="0.864cm" svg:x="11.842cm" svg:y="20.618cm" draw:control="control1">
            <svg:title>SaveAsCSV</svg:title>
            <svg:desc>Save file as CSV</svg:desc>
          </draw:control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number-columns-repeated="1011" table:default-cell-style-name="ce3"/>
        <table:table-row table:style-name="ro1">
          <table:table-cell table:style-name="ce1" office:value-type="string" calcext:value-type="string" table:number-columns-spanned="13" table:number-rows-spanned="1">
            <text:p>Exercise 1</text:p>
          </table:table-cell>
          <table:covered-table-cell table:number-columns-repeated="12"/>
          <table:table-cell table:number-columns-repeated="1011"/>
        </table:table-row>
        <table:table-row table:style-name="ro2">
          <table:table-cell table:style-name="ce2" office:value-type="string" calcext:value-type="string" table:number-columns-spanned="13" table:number-rows-spanned="1">
            <text:p>    for (i=1; i&lt;n; i++) {</text:p>
            <text:p>S1:  A(i+1) = A(i) + 2*B(i)</text:p>
            <text:p>S2:  C(i+1) = C(i+2)</text:p>
            <text:p>S3:  B(i)   = C(i-1)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1-1:</text:p>
          </table:table-cell>
          <table:table-cell table:style-name="ce7" table:content-validation-name="val1" office:value-type="string" calcext:value-type="string">
            <text:p>S1: A(i+1)</text:p>
          </table:table-cell>
          <table:table-cell table:style-name="ce7" table:content-validation-name="val1" office:value-type="string" calcext:value-type="string">
            <text:p>S1: A(i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1" table:content-validation-name="val6" office:value-type="float" office:value="1" calcext:value-type="float" table:number-columns-spanned="2" table:number-rows-spanned="1">
            <text:p>1</text:p>
          </table:table-cell>
          <table:covered-table-cell table:style-name="ce13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 office:value-type="string" calcext:value-type="string" table:number-columns-spanned="2" table:number-rows-spanned="1">
            <text:p>&gt;</text:p>
          </table:table-cell>
          <table:covered-table-cell table:style-name="ce18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2: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7" table:content-validation-name="val1" office:value-type="string" calcext:value-type="string">
            <text:p>S2: C(i+2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office:value-type="float" office:value="-1" calcext:value-type="float" table:number-columns-spanned="2" table:number-rows-spanned="1">
            <text:p>-1</text:p>
          </table:table-cell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office:value-type="string" calcext:value-type="string" table:number-columns-spanned="2" table:number-rows-spanned="1">
            <text:p>&lt;</text:p>
          </table:table-cell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3: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7" table:content-validation-name="val1" office:value-type="string" calcext:value-type="string">
            <text:p>S2: C(i+2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4:</text:p>
          </table:table-cell>
          <table:table-cell table:style-name="ce7" table:content-validation-name="val1" office:value-type="string" calcext:value-type="string">
            <text:p>S2: C(i+1)</text:p>
          </table:table-cell>
          <table:table-cell table:style-name="ce7" table:content-validation-name="val1" office:value-type="string" calcext:value-type="string">
            <text:p>S3: C(i-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5:</text:p>
          </table:table-cell>
          <table:table-cell table:style-name="ce7" table:content-validation-name="val1" office:value-type="string" calcext:value-type="string">
            <text:p>S2: C(i+2)</text:p>
          </table:table-cell>
          <table:table-cell table:style-name="ce7" table:content-validation-name="val1" office:value-type="string" calcext:value-type="string">
            <text:p>S3: C(i-1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 office:value-type="string" calcext:value-type="string">
            <text:p>Antidependence</text:p>
          </table:table-cell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1-6:</text:p>
          </table:table-cell>
          <table:table-cell table:style-name="ce7" table:content-validation-name="val1" office:value-type="string" calcext:value-type="string">
            <text:p>S1: B(i)</text:p>
          </table:table-cell>
          <table:table-cell table:style-name="ce7" table:content-validation-name="val1" office:value-type="string" calcext:value-type="string">
            <text:p>S3: B(i)</text:p>
          </table:table-cell>
          <table:table-cell table:style-name="ce9" table:content-validation-name="val4" office:value-type="string" calcext:value-type="string">
            <text:p>Loop carried</text:p>
          </table:table-cell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 table:number-columns-spanned="2" table:number-rows-spanned="1"/>
          <table:covered-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 table:number-columns-spanned="2" table:number-rows-spanned="1"/>
          <table:covered-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2</text:p>
          </table:table-cell>
          <table:covered-table-cell table:number-columns-repeated="12"/>
          <table:table-cell table:number-columns-repeated="1011"/>
        </table:table-row>
        <table:table-row table:style-name="ro4">
          <table:table-cell table:style-name="ce6" office:value-type="string" calcext:value-type="string" table:number-columns-spanned="13" table:number-rows-spanned="1">
            <text:p>    for (i=1; i&lt;n; i++) {</text:p>
            <text:p>      for (j=1; j&lt;m; j++) {</text:p>
            <text:p>S1:    B(i-1,j+1) = B(i,j+2) + A(i,j+1)</text:p>
            <text:p>S2:    A(i,j+1)   = A(i,j) * B(i+1,j)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2-1:</text:p>
          </table:table-cell>
          <table:table-cell table:style-name="ce7" table:content-validation-name="val2" office:value-type="string" calcext:value-type="string">
            <text:p>S2: A(i,j)</text:p>
          </table:table-cell>
          <table:table-cell table:style-name="ce7" table:content-validation-name="val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1" table:content-validation-name="val6"/>
          <table:table-cell table:style-name="ce13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/>
          <table:table-cell table:style-name="ce18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2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3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4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5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2-6:</text:p>
          </table:table-cell>
          <table:table-cell table:style-name="ce7" table:content-validation-name="val2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office:value-type="string" calcext:value-type="string" table:number-columns-spanned="13" table:number-rows-spanned="1">
            <text:p>s</text:p>
          </table:table-cell>
          <table:covered-table-cell table:number-columns-repeated="12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3" table:number-rows-spanned="1">
            <text:p>Exercise 3</text:p>
          </table:table-cell>
          <table:covered-table-cell table:number-columns-repeated="12"/>
          <table:table-cell table:number-columns-repeated="1011"/>
        </table:table-row>
        <table:table-row table:style-name="ro5">
          <table:table-cell table:style-name="ce6" office:value-type="string" calcext:value-type="string" table:number-columns-spanned="13" table:number-rows-spanned="1">
            <text:p>    for (i=1; i&lt;3; i++) {</text:p>
            <text:p>      for (j=1; j&lt;3; j++) {</text:p>
            <text:p>S1:    B(2*i,j) = A(i,3-j)</text:p>
            <text:p><text:span text:style-name="T1">S2:    A(i,j)   = B(i+2,j+1)</text:span></text:p>
            <text:p>      }</text:p>
            <text:p>    }</text:p>
          </table:table-cell>
          <table:covered-table-cell table:number-columns-repeated="12"/>
          <table:table-cell table:number-columns-repeated="1011"/>
        </table:table-row>
        <table:table-row table:style-name="ro3">
          <table:table-cell table:number-columns-spanned="13" table:number-rows-spanned="1"/>
          <table:covered-table-cell table:number-columns-repeated="12"/>
          <table:table-cell table:number-columns-repeated="1011"/>
        </table:table-row>
        <table:table-row table:style-name="ro3"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Sink</text:p>
          </table:table-cell>
          <table:table-cell table:style-name="ce8" office:value-type="string" calcext:value-type="string">
            <text:p>Type</text:p>
          </table:table-cell>
          <table:table-cell table:style-name="ce4" office:value-type="string" calcext:value-type="string">
            <text:p>Dependence Type</text:p>
          </table:table-cell>
          <table:table-cell table:style-name="ce4" office:value-type="string" calcext:value-type="string" table:number-columns-spanned="4" table:number-rows-spanned="1">
            <text:p>Distance Vector</text:p>
          </table:table-cell>
          <table:covered-table-cell table:number-columns-repeated="3" table:style-name="ce4"/>
          <table:table-cell table:style-name="ce4" office:value-type="string" calcext:value-type="string" table:number-columns-spanned="4" table:number-rows-spanned="1">
            <text:p>Direction Vector</text:p>
          </table:table-cell>
          <table:covered-table-cell table:number-columns-repeated="3" table:style-name="ce4"/>
          <table:table-cell table:number-columns-repeated="1011"/>
        </table:table-row>
        <table:table-row table:style-name="ro3">
          <table:table-cell table:style-name="ce5" office:value-type="string" calcext:value-type="string">
            <text:p>3-1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1" table:content-validation-name="val6"/>
          <table:table-cell table:style-name="ce13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6" table:content-validation-name="val7"/>
          <table:table-cell table:style-name="ce18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2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3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4:</text:p>
          </table:table-cell>
          <table:table-cell table:style-name="ce7" table:content-validation-name="val3" office:value-type="string" calcext:value-type="string">
            <text:p>S2: A(i,j)</text:p>
          </table:table-cell>
          <table:table-cell table:style-name="ce7" table:content-validation-name="val3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5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>
          <table:table-cell table:style-name="ce5" office:value-type="string" calcext:value-type="string">
            <text:p>3-6:</text:p>
          </table:table-cell>
          <table:table-cell table:style-name="ce7" table:content-validation-name="val3" table:number-columns-repeated="2"/>
          <table:table-cell table:style-name="ce9" table:content-validation-name="val4"/>
          <table:table-cell table:style-name="ce9" table:content-validation-name="val5"/>
          <table:table-cell table:style-name="ce10" office:value-type="string" calcext:value-type="string">
            <text:p>(</text:p>
          </table:table-cell>
          <table:table-cell table:style-name="ce12" table:content-validation-name="val6"/>
          <table:table-cell table:style-name="ce14" table:content-validation-name="val6"/>
          <table:table-cell table:style-name="ce15" office:value-type="string" calcext:value-type="string">
            <text:p>)</text:p>
          </table:table-cell>
          <table:table-cell table:style-name="ce10" office:value-type="string" calcext:value-type="string">
            <text:p>(</text:p>
          </table:table-cell>
          <table:table-cell table:style-name="ce17" table:content-validation-name="val7"/>
          <table:table-cell table:style-name="ce19" table:content-validation-name="val7"/>
          <table:table-cell table:style-name="ce15" office:value-type="string" calcext:value-type="string">
            <text:p>)</text:p>
          </table:table-cell>
          <table:table-cell table:number-columns-repeated="1011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True" table:target-range-address="Sheet1.N5:Sheet1.N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percentage-style style:name="N114" number:title="(Number,Number)">
      <number:text>(%,%)</number:text>
    </number:percentage-style>
    <number:number-style style:name="N115">
      <number:text>(</number:text>
      <number:number number:decimal-places="0" number:min-integer-digits="2" number:grouping="true"/>
      <number:text>)</number:text>
    </number:number-style>
    <number:number-style style:name="N116" number:title="list">
      <number:number number:decimal-places="0" number:min-integer-digits="3" number:grouping="true"/>
    </number:number-style>
    <number:percentage-style style:name="N117">
      <number:text>,%</number:text>
    </number:percentage-style>
    <number:number-style style:name="N118">
      <number:number number:decimal-places="0" number:min-integer-digits="2">
        <number:embedded-text number:position="1">,</number:embedded-text>
      </number:number>
    </number:number-style>
    <number:number-style style:name="N119" number:title="(number,number)">
      <number:text>(</number:text>
      <number:number number:decimal-places="0" number:min-integer-digits="2">
        <number:embedded-text number:position="1">,</number:embedded-text>
      </number:number>
      <number:text>)</number:text>
    </number:number-style>
    <number:text-style style:name="N120">
      <number:text>(</number:text>
      <number:text-content/>
      <number:text>,</number:text>
      <number:text-content/>
      <number:text>)</number:text>
    </number:text-style>
    <number:text-style style:name="N121">
      <number:text>(</number:text>
      <number:text-content/>
      <number:text>)</number:text>
    </number:text-style>
    <number:number-style style:name="N122">
      <number:number number:decimal-places="0" number:min-integer-digits="0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currency-style style:name="N124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1">0000-00-00</text:date>, <text:time style:data-style-name="N2" text:time-value="13:29:08.558755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helma </meta:initial-creator>
    <meta:creation-date>2014-05-26T16:28:57</meta:creation-date>
    <dc:date>2016-06-11T13:34:52.198604893</dc:date>
    <meta:editing-duration>PT3H37M22S</meta:editing-duration>
    <meta:editing-cycles>17</meta:editing-cycles>
    <meta:generator>LibreOffice/4.2.8.2$Linux_X86_64 LibreOffice_project/420m0$Build-2</meta:generator>
    <dc:creator>Paulius Šukys</dc:creator>
    <meta:document-statistic meta:table-count="1" meta:cell-count="145" meta:object-count="1"/>
  </office:meta>
</office:document-meta>
</file>

<file path=Basic/Standard/safeAsCSV.xml><?xml version="1.0" encoding="utf-8"?>
<!DOCTYPE module  PUBLIC '-//OpenOffice.org//DTD OfficeDocument 1.0//EN'  'module.dtd'>
<script:module xmlns:script="http://openoffice.org/2000/script" script:name="safeAsCSV" script:language="StarBasic">REM  *****  BASIC  *****
Sub safe
	Dim oDoc As Object
	Dim oProp(2) As New com.sun.star.beans.PropertyValue

	oDoc = ThisComponent
	If (oDoc.hasLocation()) Then
		GlobalScope.BasicLibraries.LoadLibrary("Tools")
		oProp(0).Name = "FilterName"
		oProp(0).Value = "Text - txt - csv (StarCalc)"
		oProp(1).Name = "FilterOptions"
		oProp(1).Value = "59,34,0,1,1"   'ASCII  59 = ;  34 = "
  		oProp(2).Name = "Overwrite"
   		oProp(2).Value = True

    	sDocURL = oDoc.getURL()
		sFileName = GetFileNameWithoutExtension(sDocURL) &amp; ".csv"
		oDoc.StoreToURL(sFileName, oProp())
		MsgBox("File stored as " &amp; sFileName)
 	End 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safeAsCSV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